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style:font-weight-complex="bold"/>
    </style:style>
    <style:style style:name="T3" style:parent-style-name="DefaultParagraphFont" style:family="text">
      <style:text-properties style:font-weight-complex="bold"/>
    </style:style>
    <style:style style:name="T4" style:parent-style-name="IntenseReference" style:family="text">
      <style:text-properties fo:font-weight="bold" style:font-weight-asian="bold" style:font-weight-complex="normal" fo:font-variant="normal" fo:color="#2F5496" fo:letter-spacing="-0.0069in"/>
    </style:style>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P9" style:parent-style-name="ListParagraph" style:family="paragraph"/>
  </office:automatic-styles>
  <office:body>
    <office:text text:use-soft-page-breaks="true">
      <text:h text:style-name="P1" text:outline-level="1"><text:span text:style-name="T2">Dispensing Practice Name and Address</text:span><text:span text:style-name="T3"><text:s/></text:span><text:span text:style-name="T4">Migration Changes</text:span></text:h>
      <text:h text:style-name="Heading2" text:outline-level="2">November 2023</text:h>
      <text:p text:style-name="Normal"/>
      <text:p text:style-name="Normal">The<text:s/>Dispensing Practice Name and Address<text:s/>data<text:s/>was previously published on the NHSBSA Information Services Portal. <text:s/>It has been migrated to the NHSBSA Open Data Portal<text:s/>on the new<text:s/><text:a xlink:href="https://opendata.nhsbsa.net/dataset/dispensing-practice-name-and-address" office:target-frame-name="_top" xlink:show="replace"><text:span text:style-name="Hyperlink">Dispensing Practice Name and Address page</text:span></text:a>. <text:s/></text:p>
      <text:p text:style-name="Normal">The Dispensing Practice Name and Address dataset is produced monthly and provides the name and address details of dispensing practices for each primary care organisation at Sub Integrated Care Board Level (SICBL).</text:p>
      <text:p text:style-name="Normal">The following changes have made to the dataset:</text:p>
      <text:list text:style-name="LFO2" text:continue-numbering="true">
        <text:list-item>
          <text:p text:style-name="P5">Removal of code suffix in the SIBCL name column as its repeated at twice in same column e.g.<text:s/>00L - NORTH EAST AND NORTH CUMBRIA ICB (00L00)<text:s/>is now shown as<text:s/>00L - NORTH EAST AND NORTH CUMBRIA ICB</text:p>
        </text:list-item>
        <text:list-item>
          <text:p text:style-name="P6">All column titles have been capitalised and spaces have been<text:s/>replaced with an<text:s/>underscore to meet open data standards.</text:p>
        </text:list-item>
        <text:list-item>
          <text:p text:style-name="P7">The name of the file when downloaded<text:s/>is<text:s/>disp_nameaddress_yyyymm e.g.<text:s/>disp_nameaddress_202308<text:s/>rather than<text:s/>Dispensi_Dispensi_mmmm e.g.<text:s/>Dispensi_Dispensi<text:s/>_August</text:p>
        </text:list-item>
        <text:list-item>
          <text:p text:style-name="P8">It is no longer possible to download this data in the .xlsx and .pdf formats. <text:s/>The format is now .csv only.</text:p>
        </text:list-item>
        <text:list-item>
          <text:p text:style-name="P9">The Open Data Portal does not require authorised or guest login – the data can be accessed directly<text:s/>at the<text:s/><text:a xlink:href="https://opendata.nhsbsa.net/dataset/dispensing-practice-name-and-address" office:target-frame-name="_top" xlink:show="replace"><text:span text:style-name="Hyperlink">Dispensing Practice Name and Address page</text:span></text:a>.<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style:font-name-complex="Times New Roman" fo:font-weight="bold" style:font-weight-asian="bold" fo:color="#2F5496"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style:font-name-complex="Times New Roman" fo:font-weight="bold" style:font-weight-asian="bold" fo:color="#2F5496"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sian="Times New Roman" style:font-name-complex="Times New Roman" fo:font-weight="bold" style:font-weight-asian="bold" fo:color="#1F3763" style:font-size-complex="12pt" fo:hyphenate="false"/>
    </style:style>
    <style:style style:name="Normal" style:display-name="Normal" style:family="paragraph">
      <style:text-properties style:font-name="Arial" fo:font-size="12pt" style:font-size-asian="12pt" fo:hyphenate="false"/>
    </style:style>
    <style:style style:name="DefaultParagraphFont" style:display-name="Default Paragraph Font" style:family="text"/>
    <style:style style:name="ListParagraph" style:display-name="List Paragraph" style:family="paragraph" style:parent-style-name="Normal">
      <style:paragraph-properties fo:margin-bottom="0in" fo:line-height="100%" fo:margin-left="0.5in">
        <style:tab-stops/>
      </style:paragraph-properties>
      <style:text-properties style:font-name-complex="Calibri" style:letter-kerning="false" fo:hyphenate="false"/>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fo:color="#2F5496" fo:font-size="18pt" style:font-size-asian="18pt" style:font-size-complex="16pt"/>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fo:color="#2F5496" fo:font-size="14pt" style:font-size-asian="14pt" style:font-size-complex="13pt"/>
    </style:style>
    <style:style style:name="Heading3Char" style:display-name="Heading 3 Char" style:family="text" style:parent-style-name="DefaultParagraphFont">
      <style:text-properties style:font-name="Arial" style:font-name-asian="Times New Roman" style:font-name-complex="Times New Roman" fo:font-weight="bold" style:font-weight-asian="bold" fo:color="#1F3763" fo:font-size="12pt" style:font-size-asian="12pt" style:font-size-complex="12pt"/>
    </style:style>
    <style:style style:name="Title" style:display-name="Title" style:family="paragraph" style:parent-style-name="Normal" style:next-style-name="Normal">
      <style:paragraph-properties style:contextual-spacing="true" fo:margin-bottom="0in" fo:line-height="100%"/>
      <style:text-properties style:font-name-asian="Times New Roman" style:font-name-complex="Times New Roman" fo:font-weight="bold" style:font-weight-asian="bold" fo:color="#2F5496" fo:letter-spacing="-0.0069in" style:letter-kerning="true" fo:font-size="24pt" style:font-size-asian="24pt" style:font-size-complex="28pt" fo:hyphenate="false"/>
    </style:style>
    <style:style style:name="TitleChar" style:display-name="Title Char" style:family="text" style:parent-style-name="DefaultParagraphFont">
      <style:text-properties style:font-name="Arial" style:font-name-asian="Times New Roman" style:font-name-complex="Times New Roman" fo:font-weight="bold" style:font-weight-asian="bold" fo:color="#2F5496" fo:letter-spacing="-0.0069in" style:letter-kerning="true" fo:font-size="24pt" style:font-size-asian="24pt" style:font-size-complex="28pt"/>
    </style:style>
    <style:style style:name="IntenseReference" style:display-name="Intense Reference" style:family="text" style:parent-style-name="DefaultParagraphFont">
      <style:text-properties fo:font-weight="bold" style:font-weight-asian="bold" style:font-weight-complex="bold" fo:font-variant="small-caps" fo:color="#4472C4"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fo:font-size="12pt" style:font-size-asian="12pt"/>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ial" fo:font-size="12pt" style:font-size-asian="12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header>
        <text:p text:style-name="Header"><draw:frame draw:z-index="251658240" draw:style-name="a0" draw:name="Picture 3" text:anchor-type="paragraph" svg:x="-0.98958in" svg:y="-0.4875in" svg:width="8.26487in" svg:height="1.86614in" style:rel-width="scale" style:rel-height="scale"><draw:image xlink:href="media/image1.jpe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ul Westrip</meta:initial-creator>
    <dc:creator>Paul Westrip</dc:creator>
    <meta:creation-date>2023-11-23T10:43:00Z</meta:creation-date>
    <dc:date>2023-11-23T10:43:00Z</dc:date>
    <meta:template xlink:href="Normal.dotm" xlink:type="simple"/>
    <meta:editing-cycles>2</meta:editing-cycles>
    <meta:editing-duration>PT60S</meta:editing-duration>
    <meta:document-statistic meta:page-count="1" meta:paragraph-count="2" meta:word-count="218" meta:character-count="1460" meta:row-count="10" meta:non-whitespace-character-count="1244"/>
  </office:meta>
</office:document-meta>
</file>